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isplay" svg:font-family="'Noto Sans Display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2.925cm" fo:min-width="3.945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1.546cm" fo:min-width="3.092cm" loext:decorative="false"/>
    </style:style>
    <style:style style:name="gr4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 draw:style-name="gr1">
          <draw:custom-shape draw:style-name="gr2" draw:text-style-name="P1" draw:layer="layout" svg:width="4.445cm" svg:height="3.175cm" svg:x="7.62cm" svg:y="5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xml:id="id1" draw:id="id1" draw:layer="layout" svg:width="5.08cm" svg:height="2.54cm" svg:x="13.97cm" svg:y="5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isplay" svg:font-family="'Noto Sans Display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Display" style:font-family-asian="'Noto Sans Display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Display" style:font-family-asian="'Noto Sans Display'" style:font-family-generic-asian="system" style:font-pitch-asian="variable" style:font-size-asian="20pt" style:font-style-asian="normal" style:font-weight-asian="normal" style:font-name-complex="Roboto" style:font-family-complex="Roboto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Display" style:font-family-asian="'Noto Sans Display'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Display" style:font-family-asian="'Noto Sans Display'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Display" style:font-family-asian="'Noto Sans Display'" style:font-family-generic-asian="system" style:font-pitch-asian="variable" style:font-size-asian="44pt" style:font-style-asian="normal" style:font-weight-asian="normal" style:font-name-complex="Roboto" style:font-family-complex="Roboto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17:50:57.715820245</meta:creation-date>
    <dc:date>2024-11-28T12:22:05.779890194</dc:date>
    <meta:editing-duration>P1DT18H26M12S</meta:editing-duration>
    <meta:editing-cycles>14</meta:editing-cycles>
    <meta:generator>LibreOffice/7.6.4.1$Linux_X86_64 LibreOffice_project/60$Build-1</meta:generator>
    <meta:document-statistic meta:object-count="26"/>
  </office:meta>
</office:document-meta>
</file>